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P2" style:parent-style-name="Normal" style:family="paragraph">
      <style:paragraph-properties fo:margin-bottom="0in" fo:line-height="100%" fo:background-color="#E4E6EB"/>
      <style:text-properties style:font-name="Segoe UI Historic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P3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4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5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6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7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8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9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0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1" style:parent-style-name="Normal" style:family="paragraph">
      <style:paragraph-properties style:vertical-align="auto" fo:margin-bottom="0in" fo:line-height="100%" fo:background-color="#E4E6EB"/>
      <style:text-properties fo:hyphenate="true"/>
    </style:style>
    <style:style style:name="T12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T13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fo:language="en" fo:country="US" style:language-asian="en" style:country-asian="DK"/>
    </style:style>
    <style:style style:name="T14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P15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6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7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8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19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0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1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2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3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4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5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6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27" style:parent-style-name="Normal" style:family="paragraph">
      <style:paragraph-properties style:vertical-align="auto" fo:margin-bottom="0in" fo:line-height="100%" fo:background-color="#E4E6EB"/>
      <style:text-properties fo:hyphenate="true"/>
    </style:style>
    <style:style style:name="T28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T29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fo:language="en" fo:country="US" style:language-asian="en" style:country-asian="DK"/>
    </style:style>
    <style:style style:name="T30" style:parent-style-name="DefaultParagraphFont" style:family="text"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/>
    </style:style>
    <style:style style:name="P31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2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3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4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5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6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7" style:parent-style-name="Normal" style:family="paragraph">
      <style:paragraph-properties style:vertical-align="auto" fo:margin-bottom="0in" fo:line-height="100%" fo:background-color="#E4E6EB"/>
      <style:text-properties style:font-name="inherit" style:font-name-asian="Times New Roman" style:font-name-complex="Segoe UI Historic" fo:color="#050505" fo:font-size="11.5pt" style:font-size-asian="11.5pt" style:font-size-complex="11.5pt" style:language-asian="en" style:country-asian="DK" fo:hyphenate="true"/>
    </style:style>
    <style:style style:name="P38" style:parent-style-name="Normal" style:family="paragraph">
      <style:paragraph-properties fo:margin-bottom="0in" fo:line-height="100%" fo:background-color="#FFFFFF"/>
      <style:text-properties style:font-name="Segoe UI Historic" style:font-name-asian="Times New Roman" style:font-name-complex="Segoe UI Historic" fo:color="#1C1E21" fo:font-size="11.5pt" style:font-size-asian="11.5pt" style:font-size-complex="11.5pt" style:language-asian="en" style:country-asian="DK"/>
    </style:style>
  </office:automatic-styles>
  <office:body>
    <office:text text:use-soft-page-breaks="true">
      <text:p text:style-name="P1">Java_DoWhile_CondreaIrina<text:s/></text:p>
      <text:p text:style-name="P2"/>
      <text:p text:style-name="P3">1.public class HelloWorld {</text:p>
      <text:p text:style-name="P4">public static void main (String[] args);</text:p>
      <text:p text:style-name="P5">{</text:p>
      <text:p text:style-name="P6">System.out.println();</text:p>
      <text:p text:style-name="P7">Scanner sc = new Scanner (System.in);</text:p>
      <text:p text:style-name="P8">int n = sc.nextInt();</text:p>
      <text:p text:style-name="P9">int i=2 , sum=0 ;</text:p>
      <text:p text:style-name="P10">do{</text:p>
      <text:p text:style-name="P11"><text:span text:style-name="T12">sum=su</text:span><text:span text:style-name="T13">m</text:span><text:span text:style-name="T14">+i;</text:span></text:p>
      <text:p text:style-name="P15">i++</text:p>
      <text:p text:style-name="P16">}while(i&lt;=n);</text:p>
      <text:p text:style-name="P17">System.out.println("sum");</text:p>
      <text:p text:style-name="P18">}</text:p>
      <text:p text:style-name="P19">}</text:p>
      <text:p text:style-name="P20">2.public class HelloWorld {</text:p>
      <text:p text:style-name="P21">public static void main (String[] args);</text:p>
      <text:p text:style-name="P22">{</text:p>
      <text:p text:style-name="P23">System.out.println();</text:p>
      <text:p text:style-name="P24">Scanner sc = new Scanner (System.in);</text:p>
      <text:p text:style-name="P25">int n = sc.nextInt();</text:p>
      <text:p text:style-name="P26">double i=1;</text:p>
      <text:p text:style-name="P27"><text:span text:style-name="T28">int i=1, su</text:span><text:span text:style-name="T29">m</text:span><text:span text:style-name="T30">=0;</text:span></text:p>
      <text:p text:style-name="P31">do{</text:p>
      <text:p text:style-name="P32">int p =(int)Math.pow(i,2.0);</text:p>
      <text:p text:style-name="P33">sum=sum+i*i;</text:p>
      <text:p text:style-name="P34">}while(i&lt;=n);</text:p>
      <text:p text:style-name="P35">System.out.println("sum");</text:p>
      <text:p text:style-name="P36">}</text:p>
      <text:p text:style-name="P37">}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Historic" svg:font-family="Segoe UI Historic" style:font-family-generic="swiss" style:font-pitch="variable" svg:panose-1="2 11 5 2 4 2 4 2 2 3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 Condrea</meta:initial-creator>
    <dc:creator>Lauritacika</dc:creator>
    <meta:creation-date>2020-04-24T16:19:00Z</meta:creation-date>
    <dc:date>2020-04-24T16:19:00Z</dc:date>
    <meta:template xlink:href="Normal" xlink:type="simple"/>
    <meta:editing-cycles>2</meta:editing-cycles>
    <meta:editing-duration>PT0S</meta:editing-duration>
    <meta:document-statistic meta:page-count="1" meta:paragraph-count="1" meta:word-count="80" meta:character-count="535" meta:row-count="3" meta:non-whitespace-character-count="456"/>
  </office:meta>
</office:document-meta>
</file>